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Vocab size</text:p>
          </table:table-cell>
          <table:table-cell office:value-type="string" calcext:value-type="string">
            <text:p>hidden dim</text:p>
          </table:table-cell>
          <table:table-cell office:value-type="string" calcext:value-type="string">
            <text:p>n_head</text:p>
          </table:table-cell>
          <table:table-cell office:value-type="string" calcext:value-type="string">
            <text:p>num layers</text:p>
          </table:table-cell>
          <table:table-cell office:value-type="string" calcext:value-type="string">
            <text:p>ff 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table:formula="of:=([.B2]*[.C2]+[.B2]*[.C2]+[.D2]*(2*[.E2]*3*[.C2]*64+2*[.C2]*[.F2]))/1000000" office:value-type="float" office:value="1.15008" calcext:value-type="float">
            <text:p>1.1500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formula="of:=([.B3]*[.C3]+[.B3]*[.C3]+[.D3]*(2*[.E3]*3*[.C3]*64+2*[.C3]*[.F3]))/1000000" office:value-type="float" office:value="22.045696" calcext:value-type="float">
            <text:p>22.04569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24" calcext:value-type="float">
            <text:p>102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table:formula="of:=([.B4]*[.C4]+[.B4]*[.C4]+[.D4]*(2*[.E4]*3*[.C4]*64+2*[.C4]*[.F4]))/1000000" office:value-type="float" office:value="138.463232" calcext:value-type="float">
            <text:p>138.46323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6"/>
          <table:table-cell table:formula="of:=([.B5]*[.C5]+[.B5]*[.C5]+[.D5]*(2*[.E5]*3*[.C5]*64+2*[.C5]*[.F5]))/1000000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6"/>
          <table:table-cell table:formula="of:=([.B6]*[.C6]+[.B6]*[.C6]+[.D6]*(2*[.E6]*3*[.C6]*64+2*[.C6]*[.F6]))/1000000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6"/>
          <table:table-cell table:formula="of:=([.B7]*[.C7]+[.B7]*[.C7]+[.D7]*(2*[.E7]*3*[.C7]*64+2*[.C7]*[.F7]))/1000000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6"/>
          <table:table-cell table:formula="of:=([.B8]*[.C8]+[.B8]*[.C8]+[.D8]*(2*[.E8]*3*[.C8]*64+2*[.C8]*[.F8]))/1000000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6"/>
          <table:table-cell table:formula="of:=([.B9]*[.C9]+[.B9]*[.C9]+[.D9]*(2*[.E9]*3*[.C9]*64+2*[.C9]*[.F9]))/1000000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6"/>
          <table:table-cell table:formula="of:=([.B10]*[.C10]+[.B10]*[.C10]+[.D10]*(2*[.E10]*3*[.C10]*64+2*[.C10]*[.F10]))/1000000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6"/>
          <table:table-cell table:formula="of:=([.B11]*[.C11]+[.B11]*[.C11]+[.D11]*(2*[.E11]*3*[.C11]*64+2*[.C11]*[.F11]))/1000000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6"/>
          <table:table-cell table:formula="of:=([.B12]*[.C12]+[.B12]*[.C12]+[.D12]*(2*[.E12]*3*[.C12]*64+2*[.C12]*[.F12]))/1000000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6"/>
          <table:table-cell table:formula="of:=([.B13]*[.C13]+[.B13]*[.C13]+[.D13]*(2*[.E13]*3*[.C13]*64+2*[.C13]*[.F13]))/1000000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6"/>
          <table:table-cell table:formula="of:=([.B14]*[.C14]+[.B14]*[.C14]+[.D14]*(2*[.E14]*3*[.C14]*64+2*[.C14]*[.F14]))/1000000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6"/>
          <table:table-cell table:formula="of:=([.B15]*[.C15]+[.B15]*[.C15]+[.D15]*(2*[.E15]*3*[.C15]*64+2*[.C15]*[.F15]))/1000000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6"/>
          <table:table-cell table:formula="of:=([.B16]*[.C16]+[.B16]*[.C16]+[.D16]*(2*[.E16]*3*[.C16]*64+2*[.C16]*[.F16]))/1000000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6"/>
          <table:table-cell table:formula="of:=([.B17]*[.C17]+[.B17]*[.C17]+[.D17]*(2*[.E17]*3*[.C17]*64+2*[.C17]*[.F17]))/1000000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6"/>
          <table:table-cell table:formula="of:=([.B18]*[.C18]+[.B18]*[.C18]+[.D18]*(2*[.E18]*3*[.C18]*64+2*[.C18]*[.F18]))/1000000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6"/>
          <table:table-cell table:formula="of:=([.B19]*[.C19]+[.B19]*[.C19]+[.D19]*(2*[.E19]*3*[.C19]*64+2*[.C19]*[.F19]))/1000000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6"/>
          <table:table-cell table:formula="of:=([.B20]*[.C20]+[.B20]*[.C20]+[.D20]*(2*[.E20]*3*[.C20]*64+2*[.C20]*[.F20]))/1000000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6"/>
          <table:table-cell table:formula="of:=([.B21]*[.C21]+[.B21]*[.C21]+[.D21]*(2*[.E21]*3*[.C21]*64+2*[.C21]*[.F21]))/1000000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12:25.034845997</meta:creation-date>
    <dc:date>2024-03-21T16:35:00.900476654</dc:date>
    <meta:editing-duration>PT2M15S</meta:editing-duration>
    <meta:editing-cycles>1</meta:editing-cycles>
    <meta:document-statistic meta:table-count="1" meta:cell-count="62" meta:object-count="0"/>
    <meta:generator>LibreOffice/7.3.7.2$Linux_X86_64 LibreOffice_project/30$Build-2</meta:generator>
  </office:meta>
</office:document-meta>
</file>